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text>
      <text:p>Marion se souvient qu'hier elle m'a dit que j'etais pale. Marion a feuillete deux trois trucs sur l'accouchement dans "le grand livre de ma grossesse". A Meriadeck et a la cella.

Reve de preparation a l'accouchement avec de la panique. Marion avait peut que Sophie fasse un malaise.

Souvenir du reve: 9/10
Blissfullness: 2/10
Vividness: 8/10
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1</meta:generator>
  </office:meta>
</office:document-meta>
</file>